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623734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line-height="150%" fo:text-align="start">
        <style:tab-stops/>
      </style:paragraph-properties>
    </style:style>
    <style:style style:name="P7" style:family="paragraph">
      <style:paragraph-properties fo:margin-left="0cm" fo:margin-right="0cm" fo:line-height="150%" fo:text-align="start" fo:text-indent="2.54cm">
        <style:tab-stops>
          <style:tab-stop style:position="10.16cm"/>
        </style:tab-stops>
      </style:paragraph-properties>
    </style:style>
    <style:style style:name="P8" style:family="paragraph">
      <style:paragraph-properties fo:text-align="start">
        <style:tab-stops/>
      </style:paragraph-properties>
      <style:text-properties fo:font-size="40pt" style:font-size-asian="40pt" style:font-size-complex="4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>
          <draw:text-box>
            <text:p><text:span text:style-name="T1"><text:a xlink:href="https://github.com/lahotskyy/demo1/blob/master/ruby/code/Ex86a.rb" xlink:type="simple">Abramov #86a</text:a></text:span></text:p>
          </draw:text-box>
        </draw:frame>
        <draw:frame presentation:style-name="pr2" draw:text-style-name="P3" draw:layer="layout" svg:width="25.199cm" svg:height="12.179cm" svg:x="1.471cm" svg:y="4.585cm" presentation:class="subtitle" presentation:user-transformed="true">
          <draw:text-box>
            <text:p text:style-name="P2"><text:span text:style-name="T2">Put the integer number n.</text:span></text:p>
            <text:p text:style-name="P2"><text:span text:style-name="T2">a) How many digits in the number</text:span><text:span text:style-name="T3">.</text:span></text:p>
            <text:p text:style-name="P2"><text:span text:style-name="T4"/></text:p>
            <text:p text:style-name="P2"><text:span text:style-name="T5"/></text:p>
            <text:p text:style-name="P2"><text:span text:style-name="T5">def digits(n)</text:span></text:p>
            <text:p text:style-name="P2"><text:span text:style-name="T5"><text:s text:c="2"/></text:span><text:span text:style-name="T5">count = n.to_s.size</text:span></text:p>
            <text:p text:style-name="P2"><text:span text:style-name="T5"><text:s text:c="2"/></text:span><text:span text:style-name="T5">puts "The number have #{count} digits."</text:span></text:p>
            <text:p text:style-name="P2"><text:span text:style-name="T5">end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<text:a xlink:href="https://github.com/lahotskyy/demo1/blob/master/ruby/code/Ex86b.rb" xlink:type="simple">Abramov #86b</text:a></text:span></text:p>
          </draw:text-box>
        </draw:frame>
        <draw:frame presentation:style-name="pr2" draw:text-style-name="P3" draw:layer="layout" svg:width="25.199cm" svg:height="12.179cm" svg:x="1.524cm" svg:y="4.826cm" presentation:class="subtitle" presentation:user-transformed="true">
          <draw:text-box>
            <text:p text:style-name="P2"><text:span text:style-name="T2">Put the integer number n.</text:span></text:p>
            <text:p text:style-name="P2"><text:span text:style-name="T3">b) How much is the sum of its digits.</text:span></text:p>
            <text:p text:style-name="P2"><text:span text:style-name="T4"/></text:p>
            <text:p text:style-name="P2"><text:span text:style-name="T5"/></text:p>
            <text:p text:style-name="P2"><text:span text:style-name="T5">def sum_of_digits(n)</text:span></text:p>
            <text:p text:style-name="P2"><text:span text:style-name="T5"><text:s text:c="2"/></text:span><text:span text:style-name="T5">sum = n.scan(/./).inject(0){|sum, x| sum + x.to_i}</text:span></text:p>
            <text:p text:style-name="P2"><text:span text:style-name="T5"><text:s text:c="2"/></text:span><text:span text:style-name="T5">puts "Sum of digits is #{sum}."</text:span></text:p>
            <text:p text:style-name="P2"><text:span text:style-name="T5">end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>
          <draw:text-box>
            <text:p><text:span text:style-name="T1"><text:a xlink:href="https://github.com/lahotskyy/demo1/blob/master/ruby/code/Ex554.rb" xlink:type="simple">Abramov #544</text:a></text:span></text:p>
          </draw:text-box>
        </draw:frame>
        <draw:frame presentation:style-name="pr2" draw:text-style-name="P4" draw:layer="layout" svg:width="25.199cm" svg:height="12.179cm" svg:x="1.524cm" svg:y="4.826cm" presentation:class="subtitle" presentation:user-transformed="true">
          <draw:text-box>
            <text:p text:style-name="P2"><text:span text:style-name="T2">Put the integer number n.</text:span></text:p>
            <text:p text:style-name="P2"><text:span text:style-name="T2"/></text:p>
            <text:p text:style-name="P2"><text:span text:style-name="T2">Find all Pythagorean triples of natural numbers, each of which does not exceed n,</text:span></text:p>
            <text:p text:style-name="P2"><text:span text:style-name="T2">that is all three positive integers a, b, c,</text:span></text:p>
            <text:p text:style-name="P2"><text:span text:style-name="T2">where a**2 + b**2 = c**2 (a &lt;= b &lt;= c &lt;= n)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>
          <draw:text-box>
            <text:p><text:span text:style-name="T1"><text:a xlink:href="https://github.com/lahotskyy/demo1/blob/master/ruby/code/Ex554.rb" xlink:type="simple">Abramov #544</text:a></text:span></text:p>
          </draw:text-box>
        </draw:frame>
        <draw:frame presentation:style-name="pr2" draw:text-style-name="P3" draw:layer="layout" svg:width="25.199cm" svg:height="15.249cm" svg:x="1.471cm" svg:y="5.08cm" presentation:class="subtitle" presentation:user-transformed="true">
          <draw:text-box>
            <text:p text:style-name="P2"><text:span text:style-name="T6">def Pythagoras_number()</text:span></text:p>
            <text:p text:style-name="P2"><text:span text:style-name="T6"><text:s text:c="2"/></text:span><text:span text:style-name="T6">n = gets.chomp.to_i</text:span></text:p>
            <text:p text:style-name="P2"><text:span text:style-name="T6"><text:s text:c="2"/></text:span><text:span text:style-name="T6">pyth_exist = false</text:span></text:p>
            <text:p text:style-name="P2"><text:span text:style-name="T6"><text:s text:c="2"/></text:span><text:span text:style-name="T6">pyth_arr = []</text:span></text:p>
            <text:p text:style-name="P2"><text:span text:style-name="T6"><text:s text:c="2"/></text:span><text:span text:style-name="T6">(1..n).each do | c |</text:span></text:p>
            <text:p text:style-name="P2"><text:span text:style-name="T6"><text:s text:c="4"/></text:span><text:span text:style-name="T6">(1..c).each do | b |</text:span></text:p>
            <text:p text:style-name="P2"><text:span text:style-name="T6"><text:s text:c="6"/></text:span><text:span text:style-name="T6">(1..b).each do | a |</text:span></text:p>
            <text:p text:style-name="P2"><text:span text:style-name="T6"><text:s text:c="6"/></text:span><text:span text:style-name="T6"><text:tab/></text:span><text:span text:style-name="T6">if a**2 + b**2 == c**2</text:span></text:p>
            <text:p text:style-name="P2"><text:span text:style-name="T6"><text:s text:c="12"/></text:span><text:span text:style-name="T6">pyth_arr.push(a, b, c)</text:span></text:p>
            <text:p text:style-name="P2"><text:span text:style-name="T6"><text:s text:c="12"/></text:span><text:span text:style-name="T6">pyth_exist = true</text:span></text:p>
            <text:p text:style-name="P2"><text:span text:style-name="T6"><text:s text:c="6"/></text:span><text:span text:style-name="T6"><text:tab/></text:span><text:span text:style-name="T6">end</text:span></text:p>
            <text:p text:style-name="P2"><text:span text:style-name="T6"><text:s text:c="6"/></text:span><text:span text:style-name="T6">end</text:span></text:p>
            <text:p text:style-name="P2"><text:span text:style-name="T6"><text:s text:c="4"/></text:span><text:span text:style-name="T6">end</text:span></text:p>
            <text:p text:style-name="P2"><text:span text:style-name="T6"><text:s text:c="2"/></text:span><text:span text:style-name="T6">end</text:span></text:p>
            <text:p text:style-name="P2"><text:span text:style-name="T6"><text:s text:c="2"/></text:span><text:span text:style-name="T6">pyth_exist ? pyth_print(pyth_arr) : pyth_not_exist</text:span></text:p>
            <text:p text:style-name="P2"><text:span text:style-name="T6">end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>
          <draw:text-box>
            <text:p><text:span text:style-name="T1"><text:a xlink:href="https://github.com/lahotskyy/demo1/blob/master/ruby/code/Ex554.rb" xlink:type="simple">Abramov #544</text:a></text:span></text:p>
          </draw:text-box>
        </draw:frame>
        <draw:frame presentation:style-name="pr2" draw:text-style-name="P3" draw:layer="layout" svg:width="25.199cm" svg:height="13.343cm" svg:x="1.471cm" svg:y="6.033cm" presentation:class="subtitle" presentation:user-transformed="true">
          <draw:text-box>
            <text:p text:style-name="P2"><text:span text:style-name="T6">def pyth_print(pyth_arr)</text:span></text:p>
            <text:p text:style-name="P2"><text:span text:style-name="T6"><text:s text:c="2"/></text:span><text:span text:style-name="T6">count = pyth_arr.length / 3</text:span></text:p>
            <text:p text:style-name="P2"><text:span text:style-name="T6"><text:s text:c="2"/></text:span><text:span text:style-name="T6">puts 'The Pythagoras numbers are:'</text:span></text:p>
            <text:p text:style-name="P2"><text:span text:style-name="T6"><text:s text:c="2"/></text:span><text:span text:style-name="T6">(1..count).each do | i |</text:span></text:p>
            <text:p text:style-name="P2"><text:span text:style-name="T6"><text:s text:c="4"/></text:span><text:span text:style-name="T6">puts "a = #{pyth_arr[3 * i - 3]}, </text:span></text:p>
            <text:p text:style-name="P2"><text:span text:style-name="T6"><text:s text:c="13"/></text:span><text:span text:style-name="T6">b = #{pyth_arr[3 * i - 2]}, </text:span></text:p>
            <text:p text:style-name="P2"><text:span text:style-name="T6"><text:s text:c="13"/></text:span><text:span text:style-name="T6">c = #{pyth_arr[3 * i - 1]}"</text:span></text:p>
            <text:p text:style-name="P2"><text:span text:style-name="T6"><text:s text:c="2"/></text:span><text:span text:style-name="T6">end</text:span></text:p>
            <text:p text:style-name="P2"><text:span text:style-name="T6"><text:s text:c="2"/></text:span><text:span text:style-name="T6">puts "Count of Pythagoras numbers are: #{count}."</text:span></text:p>
            <text:p text:style-name="P2"><text:span text:style-name="T6">end</text:span></text:p>
            <text:p text:style-name="P2"><text:span text:style-name="T6"/></text:p>
            <text:p text:style-name="P2"><text:span text:style-name="T6">def pyth_not_exist</text:span></text:p>
            <text:p text:style-name="P2"><text:span text:style-name="T6"><text:s text:c="2"/></text:span><text:span text:style-name="T6">puts 'The Pythagoras numbers don\'t exist.'</text:span></text:p>
            <text:p text:style-name="P2"><text:span text:style-name="T6">end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>
          <draw:text-box>
            <text:p><text:span text:style-name="T1">Primary School Report System</text:span></text:p>
          </draw:text-box>
        </draw:frame>
        <draw:frame presentation:style-name="pr2" draw:text-style-name="P8" draw:layer="layout" svg:width="25.199cm" svg:height="13.332cm" svg:x="1.471cm" svg:y="6.03cm" presentation:class="subtitle" presentation:user-transformed="true">
          <draw:text-box>
            <text:p text:style-name="P5"><text:span text:style-name="T7">My tasks:</text:span></text:p>
            <text:list text:style-name="L2">
              <text:list-header>
                <text:p text:style-name="P5"><text:span text:style-name="T8"/></text:p>
              </text:list-header>
              <text:list-item>
                <text:p text:style-name="P6"><text:span text:style-name="T6">Add and configure CanCanCan gem</text:span></text:p>
              </text:list-item>
              <text:list-item>
                <text:p text:style-name="P6"><text:span text:style-name="T6">Add permissions for different users with CanCan</text:span></text:p>
              </text:list-item>
            </text:list>
            <text:list text:style-name="L3">
              <text:list-item>
                <text:p text:style-name="P7"><text:span text:style-name="T6">rails g cancan:ability</text:span></text:p>
              </text:list-item>
              <text:list-item>
                <text:p text:style-name="P7"><text:span text:style-name="T6">edit </text:span><text:span text:style-name="T6"><text:a xlink:href="https://github.com/olavnyy/education_project/blob/cancan+seed/app/models/ability.rb" xlink:type="simple">app/models/ability.rb</text:a></text:span></text:p>
              </text:list-item>
              <text:list-item>
                <text:p text:style-name="P7"><text:span text:style-name="T6">edit </text:span><text:span text:style-name="T6"><text:a xlink:href="https://github.com/olavnyy/education_project/blob/cancan+seed/app/models/user.rb" xlink:type="simple">app/models/user.rb</text:a></text:span></text:p>
              </text:list-item>
            </text:list>
            <text:list text:style-name="L2">
              <text:list-item>
                <text:p text:style-name="P6"><text:span text:style-name="T6">Create Admin controller (teachers, parents, students)</text:span></text:p>
              </text:list-item>
              <text:list-item>
                <text:p text:style-name="P6"><text:span text:style-name="T6">Create :json output for <text:s/>Users (teachers, parents, students) 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6623734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2:06:13.253454465</meta:creation-date>
    <dc:date>2016-09-30T12:46:41.144885286</dc:date>
    <meta:editing-duration>PT35M6S</meta:editing-duration>
    <meta:editing-cycles>14</meta:editing-cycles>
    <meta:generator>LibreOffice/4.2.8.2$Linux_X86_64 LibreOffice_project/420m0$Build-2</meta:generator>
    <meta:document-statistic meta:object-count="57"/>
  </office:meta>
</office:document-meta>
</file>